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owColContaine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owColContaine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owColContainer.lo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ileRowColContainer.nex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RowColContainer.splitLine( String theLine , String deli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leRowColContainer.FileRowCol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RowColContainer.FileRowColContainer( String file , String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RowColContainer.FileRowColContainer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RowColContainer.get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owColContainer.getColumn( int row , int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